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903in" table:align="center" style:writing-mode="lr-tb"/>
    </style:style>
    <style:style style:name="Table1.A" style:family="table-column">
      <style:table-column-properties style:column-width="2.5576in"/>
    </style:style>
    <style:style style:name="Table1.B" style:family="table-column">
      <style:table-column-properties style:column-width="4.0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7.1694in" fo:margin-left="-0.0785in" table:align="left" style:writing-mode="lr-tb"/>
    </style:style>
    <style:style style:name="Table2.A" style:family="table-column">
      <style:table-column-properties style:column-width="2.4813in"/>
    </style:style>
    <style:style style:name="Table2.B" style:family="table-column">
      <style:table-column-properties style:column-width="4.688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6.9965in" table:align="left" style:writing-mode="lr-tb"/>
    </style:style>
    <style:style style:name="Table14.A" style:family="table-column">
      <style:table-column-properties style:column-width="0.2958in"/>
    </style:style>
    <style:style style:name="Table14.B" style:family="table-column">
      <style:table-column-properties style:column-width="1.575in"/>
    </style:style>
    <style:style style:name="Table14.C" style:family="table-column">
      <style:table-column-properties style:column-width="3.2479in"/>
    </style:style>
    <style:style style:name="Table14.D" style:family="table-column">
      <style:table-column-properties style:column-width="1.8778in"/>
    </style:style>
    <style:style style:name="Table14.1" style:family="table-row">
      <style:table-row-properties style:min-row-height="0.7819in" fo:keep-together="auto"/>
    </style:style>
    <style:style style:name="Table1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4.2" style:family="table-row">
      <style:table-row-properties style:min-row-height="0.0764in" fo:keep-together="auto"/>
    </style:style>
    <style:style style:name="Table1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3" style:family="table-row">
      <style:table-row-properties style:min-row-height="0.0833in" fo:keep-together="auto"/>
    </style:style>
    <style:style style:name="Table14.4" style:family="table-row">
      <style:table-row-properties style:min-row-height="0.1146in" fo:keep-together="auto"/>
    </style:style>
    <style:style style:name="Table4" style:family="table">
      <style:table-properties style:width="6.9896in" table:align="left" style:writing-mode="lr-tb"/>
    </style:style>
    <style:style style:name="Table4.A" style:family="table-column">
      <style:table-column-properties style:column-width="3.2486in"/>
    </style:style>
    <style:style style:name="Table4.B" style:family="table-column">
      <style:table-column-properties style:column-width="3.74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7.1861in" table:align="left" style:writing-mode="lr-tb"/>
    </style:style>
    <style:style style:name="Table5.A" style:family="table-column">
      <style:table-column-properties style:column-width="3.2486in"/>
    </style:style>
    <style:style style:name="Table5.B" style:family="table-column">
      <style:table-column-properties style:column-width="3.93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7.1931in" table:align="left" style:writing-mode="lr-tb"/>
    </style:style>
    <style:style style:name="Table6.A" style:family="table-column">
      <style:table-column-properties style:column-width="0.4847in"/>
    </style:style>
    <style:style style:name="Table6.B" style:family="table-column">
      <style:table-column-properties style:column-width="2.2715in"/>
    </style:style>
    <style:style style:name="Table6.C" style:family="table-column">
      <style:table-column-properties style:column-width="1.9688in"/>
    </style:style>
    <style:style style:name="Table6.D" style:family="table-column">
      <style:table-column-properties style:column-width="2.4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1694in" fo:margin-left="-0.0785in" table:align="left" style:writing-mode="lr-tb"/>
    </style:style>
    <style:style style:name="Table3.A" style:family="table-column">
      <style:table-column-properties style:column-width="1.2556in"/>
    </style:style>
    <style:style style:name="Table3.B" style:family="table-column">
      <style:table-column-properties style:column-width="5.9139in"/>
    </style:style>
    <style:style style:name="Table3.1" style:family="table-row">
      <style:table-row-properties style:min-row-height="1.0542in" fo:keep-together="always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4424in" fo:keep-together="always"/>
    </style:style>
    <style:style style:name="Table3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3" style:family="table-row">
      <style:table-row-properties style:min-row-height="0.4444in" fo:keep-together="always"/>
    </style:style>
    <style:style style:name="Table3.4" style:family="table-row">
      <style:table-row-properties style:min-row-height="0.4361in" fo:keep-together="auto"/>
    </style:style>
    <style:style style:name="Table3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5" style:family="table-row">
      <style:table-row-properties style:min-row-height="0.1667in" fo:keep-together="auto"/>
    </style:style>
    <style:style style:name="Table3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6" style:family="table-row">
      <style:table-row-properties style:min-row-height="0.2083in" fo:keep-together="auto"/>
    </style:style>
    <style:style style:name="Table3.7" style:family="table-row">
      <style:table-row-properties style:min-row-height="0.1701in" fo:keep-together="auto"/>
    </style:style>
    <style:style style:name="Table3.8" style:family="table-row">
      <style:table-row-properties style:min-row-height="0.1715in" fo:keep-together="auto"/>
    </style:style>
    <style:style style:name="Table8" style:family="table">
      <style:table-properties style:width="7.0875in" table:align="left" style:writing-mode="lr-tb"/>
    </style:style>
    <style:style style:name="Table8.A" style:family="table-column">
      <style:table-column-properties style:column-width="3.3472in"/>
    </style:style>
    <style:style style:name="Table8.B" style:family="table-column">
      <style:table-column-properties style:column-width="3.740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" style:family="table">
      <style:table-properties style:width="7.0875in" table:align="left" style:writing-mode="lr-tb"/>
    </style:style>
    <style:style style:name="Table9.A" style:family="table-column">
      <style:table-column-properties style:column-width="3.3472in"/>
    </style:style>
    <style:style style:name="Table9.B" style:family="table-column">
      <style:table-column-properties style:column-width="3.740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" style:family="table">
      <style:table-properties style:width="7.1743in" table:align="left" style:writing-mode="lr-tb"/>
    </style:style>
    <style:style style:name="Table10.A" style:family="table-column">
      <style:table-column-properties style:column-width="7.0083in"/>
    </style:style>
    <style:style style:name="Table10.B" style:family="table-column">
      <style:table-column-properties style:column-width="0.16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" style:family="table">
      <style:table-properties style:width="6.7833in" fo:margin-left="0.075in" table:align="left" style:writing-mode="lr-tb"/>
    </style:style>
    <style:style style:name="Table11.A" style:family="table-column">
      <style:table-column-properties style:column-width="3.2035in"/>
    </style:style>
    <style:style style:name="Table11.B" style:family="table-column">
      <style:table-column-properties style:column-width="3.5799in"/>
    </style:style>
    <style:style style:name="Table11.1" style:family="table-row">
      <style:table-row-properties style:min-row-height="0.5917in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2" style:family="table">
      <style:table-properties style:width="7.2611in" table:align="left" style:writing-mode="lr-tb"/>
    </style:style>
    <style:style style:name="Table12.A" style:family="table-column">
      <style:table-column-properties style:column-width="7.0951in"/>
    </style:style>
    <style:style style:name="Table12.B" style:family="table-column">
      <style:table-column-properties style:column-width="0.16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3" style:family="table">
      <style:table-properties style:width="6.8701in" fo:margin-left="0.075in" table:align="left" style:writing-mode="lr-tb"/>
    </style:style>
    <style:style style:name="Table13.A" style:family="table-column">
      <style:table-column-properties style:column-width="3.2444in"/>
    </style:style>
    <style:style style:name="Table13.B" style:family="table-column">
      <style:table-column-properties style:column-width="3.6257in"/>
    </style:style>
    <style:style style:name="Table13.1" style:family="table-row">
      <style:table-row-properties style:min-row-height="0.5826in"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note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41e03"/>
    </style:style>
    <style:style style:name="P5" style:family="paragraph" style:parent-style-name="Standard">
      <style:paragraph-properties fo:text-align="center" style:justify-single-word="false"/>
      <style:text-properties officeooo:paragraph-rsid="00047e6b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041e0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047e6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line-height="115%"/>
    </style:style>
    <style:style style:name="P15" style:family="paragraph" style:parent-style-name="Standard">
      <style:paragraph-properties fo:line-height="115%" fo:text-align="center" style:justify-single-word="false"/>
    </style:style>
    <style:style style:name="P16" style:family="paragraph" style:parent-style-name="Standard">
      <style:paragraph-properties fo:line-height="115%" fo:text-align="center" style:justify-single-word="false"/>
      <style:text-properties officeooo:paragraph-rsid="00047e6b"/>
    </style:style>
    <style:style style:name="P17" style:family="paragraph" style:parent-style-name="Standard">
      <style:paragraph-properties fo:line-height="115%" style:snap-to-layout-grid="false"/>
    </style:style>
    <style:style style:name="P18" style:family="paragraph" style:parent-style-name="Standard">
      <style:paragraph-properties fo:line-height="115%" fo:text-align="justify" style:justify-single-word="false" style:text-autospace="none"/>
      <style:text-properties officeooo:paragraph-rsid="00047e6b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line-height="115%" fo:text-align="center" style:justify-single-word="false" style:snap-to-layout-grid="false"/>
      <style:text-properties style:text-underline-style="solid" style:text-underline-width="auto" style:text-underline-color="font-color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 style:snap-to-layout-grid="false"/>
    </style:style>
    <style:style style:name="P24" style:family="paragraph" style:parent-style-name="Standard">
      <style:paragraph-properties fo:text-align="justify" style:justify-single-word="false" style:snap-to-layout-grid="false"/>
      <style:text-properties officeooo:paragraph-rsid="0003ff48"/>
    </style:style>
    <style:style style:name="P25" style:family="paragraph" style:parent-style-name="Standard">
      <style:paragraph-properties fo:text-align="justify" style:justify-single-word="false" style:text-autospace="none"/>
    </style:style>
    <style:style style:name="P26" style:family="paragraph" style:parent-style-name="Standard">
      <style:paragraph-properties fo:text-align="justify" style:justify-single-word="false"/>
      <style:text-properties officeooo:paragraph-rsid="00041e03"/>
    </style:style>
    <style:style style:name="P27" style:family="paragraph" style:parent-style-name="Standard">
      <style:paragraph-properties fo:text-align="justify" style:justify-single-word="false"/>
      <style:text-properties officeooo:paragraph-rsid="00047e6b"/>
    </style:style>
    <style:style style:name="P28" style:family="paragraph" style:parent-style-name="Standard">
      <style:text-properties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weight-complex="bold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31" style:family="paragraph" style:parent-style-name="Standard">
      <style:paragraph-properties style:snap-to-layout-grid="false"/>
      <style:text-properties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weight-complex="bold"/>
    </style:style>
    <style:style style:name="P33" style:family="paragraph" style:parent-style-name="Standard">
      <style:paragraph-properties fo:text-align="end" style:justify-single-word="false" style:snap-to-layout-grid="false"/>
      <style:text-properties style:font-weight-complex="bold"/>
    </style:style>
    <style:style style:name="P34" style:family="paragraph" style:parent-style-name="Standard">
      <style:paragraph-properties fo:text-align="end" style:justify-single-word="false"/>
      <style:text-properties officeooo:paragraph-rsid="00047e6b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weight-complex="bold"/>
    </style:style>
    <style:style style:name="P36" style:family="paragraph" style:parent-style-name="Standard">
      <style:paragraph-properties fo:line-height="115%" fo:text-align="center" style:justify-single-word="false"/>
      <style:text-properties officeooo:paragraph-rsid="00047e6b" style:font-weight-complex="bold"/>
    </style:style>
    <style:style style:name="P37" style:family="paragraph" style:parent-style-name="Standard">
      <style:paragraph-properties fo:line-height="115%"/>
      <style:text-properties officeooo:paragraph-rsid="00047e6b" style:font-weight-complex="bold"/>
    </style:style>
    <style:style style:name="P38" style:family="paragraph" style:parent-style-name="Standard">
      <style:paragraph-properties>
        <style:tab-stops>
          <style:tab-stop style:position="3.872in"/>
        </style:tab-stops>
      </style:paragraph-properties>
    </style:style>
    <style:style style:name="P39" style:family="paragraph" style:parent-style-name="Standard">
      <style:paragraph-properties fo:text-align="end" style:justify-single-word="false"/>
    </style:style>
    <style:style style:name="P40" style:family="paragraph" style:parent-style-name="Standard">
      <style:paragraph-properties fo:text-align="end" style:justify-single-word="false"/>
      <style:text-properties officeooo:paragraph-rsid="00047e6b"/>
    </style:style>
    <style:style style:name="P41" style:family="paragraph" style:parent-style-name="Standard">
      <style:text-properties fo:language="en" fo:country="US"/>
    </style:style>
    <style:style style:name="P42" style:family="paragraph" style:parent-style-name="Standard">
      <style:text-properties fo:font-size="14pt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officeooo:rsid="0003ff48" officeooo:paragraph-rsid="0003ff48"/>
    </style:style>
    <style:style style:name="P44" style:family="paragraph" style:parent-style-name="Standard">
      <style:paragraph-properties fo:text-align="center" style:justify-single-word="false" style:snap-to-layout-grid="false"/>
      <style:text-properties officeooo:paragraph-rsid="00041e03" fo:background-color="transparent"/>
    </style:style>
    <style:style style:name="P45" style:family="paragraph" style:parent-style-name="Standard">
      <style:text-properties officeooo:paragraph-rsid="00041e03"/>
    </style:style>
    <style:style style:name="P46" style:family="paragraph" style:parent-style-name="Standard">
      <style:paragraph-properties fo:line-height="115%" fo:text-align="center" style:justify-single-word="false" style:snap-to-layout-grid="false"/>
      <style:text-properties style:text-underline-style="none" fo:font-weight="normal" officeooo:rsid="0023614d" officeooo:paragraph-rsid="00047e6b" style:font-weight-asian="normal" style:font-weight-complex="normal"/>
    </style:style>
    <style:style style:name="P47" style:family="paragraph" style:parent-style-name="Standard">
      <style:paragraph-properties fo:line-height="115%" fo:text-align="justify" style:justify-single-word="false" style:snap-to-layout-grid="false"/>
      <style:text-properties fo:font-weight="normal" officeooo:paragraph-rsid="00047e6b" style:font-weight-asian="normal" style:font-weight-complex="normal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50" style:family="paragraph" style:parent-style-name="Standard">
      <style:paragraph-properties fo:text-align="center" style:justify-single-word="false" fo:break-before="page"/>
    </style:style>
    <style:style style:name="P51" style:family="paragraph" style:parent-style-name="Standard">
      <style:paragraph-properties fo:margin-left="0in" fo:margin-right="0in" fo:text-indent="0.25in" style:auto-text-indent="false"/>
    </style:style>
    <style:style style:name="P52" style:family="paragraph" style:parent-style-name="Standard">
      <style:paragraph-properties fo:margin-left="0in" fo:margin-right="0in" fo:text-indent="0.25in" style:auto-text-indent="false"/>
      <style:text-properties fo:font-weight="bold" style:font-weight-asian="bold" style:font-weight-complex="bold"/>
    </style:style>
    <style:style style:name="P53" style:family="paragraph" style:parent-style-name="Standard">
      <style:paragraph-properties fo:margin-left="0in" fo:margin-right="0in" fo:text-indent="0.25in" style:auto-text-indent="false"/>
      <style:text-properties fo:language="en" fo:country="US"/>
    </style:style>
    <style:style style:name="P54" style:family="paragraph" style:parent-style-name="Standard">
      <style:paragraph-properties fo:margin-left="0in" fo:margin-right="0in" fo:text-align="center" style:justify-single-word="false" fo:text-indent="0.25in" style:auto-text-indent="false" fo:break-before="page"/>
    </style:style>
    <style:style style:name="P55" style:family="paragraph" style:parent-style-name="Standard">
      <style:paragraph-properties fo:margin-left="0in" fo:margin-right="0in" fo:text-indent="0.4925in" style:auto-text-indent="false"/>
    </style:style>
    <style:style style:name="P56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weight="bold" style:font-weight-asian="bold"/>
    </style:style>
    <style:style style:name="P57" style:family="paragraph" style:parent-style-name="Standard">
      <style:paragraph-properties fo:margin-left="0in" fo:margin-right="0in" fo:text-indent="0.4925in" style:auto-text-indent="false"/>
      <style:text-properties fo:font-weight="bold" style:font-weight-asian="bold" style:font-weight-complex="bold"/>
    </style:style>
    <style:style style:name="P58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60" style:family="paragraph" style:parent-style-name="Standard">
      <style:paragraph-properties fo:margin-left="0in" fo:margin-right="0in" fo:text-align="justify" style:justify-single-word="false" fo:text-indent="0.4925in" style:auto-text-indent="false" style:text-autospace="none"/>
    </style:style>
    <style:style style:name="P61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officeooo:paragraph-rsid="000832c0"/>
    </style:style>
    <style:style style:name="P62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63" style:family="paragraph" style:parent-style-name="Standard">
      <style:paragraph-properties fo:margin-left="0in" fo:margin-right="0.2752in" fo:text-align="end" style:justify-single-word="false" fo:text-indent="0in" style:auto-text-indent="false"/>
    </style:style>
    <style:style style:name="P64" style:family="paragraph" style:parent-style-name="Standard">
      <style:paragraph-properties fo:margin-left="0in" fo:margin-right="0in" fo:line-height="115%" fo:text-align="justify" style:justify-single-word="false" fo:text-indent="0in" style:auto-text-indent="false" style:text-autospace="none" style:snap-to-layout-grid="false"/>
      <style:text-properties style:text-underline-style="none" fo:font-weight="normal" officeooo:rsid="0023614d" officeooo:paragraph-rsid="00047e6b" style:font-weight-asian="normal" style:font-weight-complex="normal"/>
    </style:style>
    <style:style style:name="P65" style:family="paragraph" style:parent-style-name="Standard">
      <style:paragraph-properties fo:margin-left="0in" fo:margin-right="0in" fo:line-height="115%" fo:text-align="justify" style:justify-single-word="false" fo:text-indent="0in" style:auto-text-indent="false" style:snap-to-layout-grid="false"/>
      <style:text-properties style:text-underline-style="none" officeooo:paragraph-rsid="00047e6b" style:font-weight-complex="bold"/>
    </style:style>
    <style:style style:name="P66" style:family="paragraph" style:parent-style-name="Standard">
      <style:paragraph-properties fo:margin-top="0in" fo:margin-bottom="0in" loext:contextual-spacing="false" fo:text-align="justify" style:justify-single-word="false"/>
      <style:text-properties officeooo:rsid="003d2a98" officeooo:paragraph-rsid="00047e6b"/>
    </style:style>
    <style:style style:name="P67" style:family="paragraph" style:parent-style-name="Standard" style:master-page-name="Standard">
      <style:paragraph-properties fo:text-align="center" style:justify-single-word="false" style:page-number="auto"/>
    </style:style>
    <style:style style:name="P6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9" style:family="paragraph" style:parent-style-name="Standard" style:list-style-name="">
      <style:paragraph-properties fo:text-align="center" style:justify-single-word="false"/>
      <style:text-properties fo:font-weight="bold" style:font-weight-asian="bold" style:font-weight-complex="bold"/>
    </style:style>
    <style:style style:name="P70" style:family="paragraph" style:parent-style-name="Standard" style:list-style-name="WW8Num17">
      <style:paragraph-properties fo:line-height="112%" fo:text-align="justify" style:justify-single-word="false">
        <style:tab-stops>
          <style:tab-stop style:position="0.2189in"/>
        </style:tab-stops>
      </style:paragraph-properties>
      <style:text-properties officeooo:paragraph-rsid="00041e03"/>
    </style:style>
    <style:style style:name="P71" style:family="paragraph" style:parent-style-name="Standard">
      <style:text-properties style:font-weight-complex="bold"/>
    </style:style>
    <style:style style:name="P72" style:family="paragraph" style:parent-style-name="Standard" style:list-style-name="WW8Num15">
      <style:paragraph-properties fo:margin-left="0in" fo:margin-right="0in" fo:line-height="112%" fo:text-align="justify" style:justify-single-word="false" fo:text-indent="0.25in" style:auto-text-indent="false">
        <style:tab-stops>
          <style:tab-stop style:position="0in"/>
        </style:tab-stops>
      </style:paragraph-properties>
    </style:style>
    <style:style style:name="P73" style:family="paragraph" style:parent-style-name="Standard" style:list-style-name="WW8Num15">
      <style:paragraph-properties fo:margin-left="0in" fo:margin-right="0in" fo:line-height="112%" fo:text-align="justify" style:justify-single-word="false" fo:text-indent="0.2957in" style:auto-text-indent="false">
        <style:tab-stops>
          <style:tab-stop style:position="0in"/>
        </style:tab-stops>
      </style:paragraph-properties>
    </style:style>
    <style:style style:name="P74" style:family="paragraph" style:parent-style-name="Standard" style:list-style-name="WW8Num2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0.2189in"/>
        </style:tab-stops>
      </style:paragraph-properties>
      <style:text-properties fo:color="#000000" officeooo:paragraph-rsid="00041e03"/>
    </style:style>
    <style:style style:name="P75" style:family="paragraph" style:parent-style-name="Standard" style:list-style-name="WW8Num9">
      <style:paragraph-properties fo:margin-left="0in" fo:margin-right="0in" fo:text-align="justify" style:justify-single-word="false" fo:text-indent="0in" style:auto-text-indent="false">
        <style:tab-stops>
          <style:tab-stop style:position="0.2189in"/>
        </style:tab-stops>
      </style:paragraph-properties>
      <style:text-properties officeooo:paragraph-rsid="00041e03"/>
    </style:style>
    <style:style style:name="P76" style:family="paragraph" style:parent-style-name="Standard" style:list-style-name="WW8Num2">
      <loext:graphic-properties draw:fill="none"/>
      <style:paragraph-properties fo:margin-left="0in" fo:margin-right="0in" fo:line-height="112%" fo:text-align="justify" style:justify-single-word="false" fo:orphans="2" fo:widows="2" fo:text-indent="0in" style:auto-text-indent="false" fo:background-color="transparent" style:text-autospace="none" style:writing-mode="lr-tb">
        <style:tab-stops>
          <style:tab-stop style:position="0.2189in"/>
        </style:tab-stops>
      </style:paragraph-properties>
      <style:text-properties fo:color="#000000" officeooo:rsid="001d566b" officeooo:paragraph-rsid="00041e03"/>
    </style:style>
    <style:style style:name="P77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78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officeooo:paragraph-rsid="000a5a67"/>
    </style:style>
    <style:style style:name="P79" style:family="paragraph" style:parent-style-name="Heading_20_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ff48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officeooo:rsid="00055142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style:font-weight-complex="bold"/>
    </style:style>
    <style:style style:name="T8" style:family="text">
      <style:text-properties style:text-underline-style="solid" style:text-underline-width="auto" style:text-underline-color="font-color" officeooo:rsid="00047e6b" style:font-weight-complex="bold"/>
    </style:style>
    <style:style style:name="T9" style:family="text">
      <style:text-properties style:text-underline-style="solid" style:text-underline-width="auto" style:text-underline-color="font-color" officeooo:rsid="000832c0"/>
    </style:style>
    <style:style style:name="T10" style:family="text">
      <style:text-properties style:text-underline-style="solid" style:text-underline-width="auto" style:text-underline-color="font-color" officeooo:rsid="007e841b"/>
    </style:style>
    <style:style style:name="T11" style:family="text">
      <style:text-properties style:text-underline-style="solid" style:text-underline-width="auto" style:text-underline-color="font-color" officeooo:rsid="007502f3"/>
    </style:style>
    <style:style style:name="T12" style:family="text">
      <style:text-properties style:text-underline-style="solid" style:text-underline-width="auto" style:text-underline-color="font-color" officeooo:rsid="00202952"/>
    </style:style>
    <style:style style:name="T13" style:family="text">
      <style:text-properties style:text-underline-style="solid" style:text-underline-width="auto" style:text-underline-color="font-color" officeooo:rsid="007da9d2"/>
    </style:style>
    <style:style style:name="T14" style:family="text">
      <style:text-properties style:text-underline-style="solid" style:text-underline-width="auto" style:text-underline-color="font-color" officeooo:rsid="00609cc1"/>
    </style:style>
    <style:style style:name="T15" style:family="text">
      <style:text-properties style:text-underline-style="solid" style:text-underline-width="auto" style:text-underline-color="font-color" officeooo:rsid="005a692d"/>
    </style:style>
    <style:style style:name="T16" style:family="text">
      <style:text-properties style:text-underline-style="solid" style:text-underline-width="auto" style:text-underline-color="font-color" officeooo:rsid="001d566b"/>
    </style:style>
    <style:style style:name="T17" style:family="text">
      <style:text-properties style:text-underline-style="solid" style:text-underline-width="auto" style:text-underline-color="font-color" officeooo:rsid="005a8c83"/>
    </style:style>
    <style:style style:name="T18" style:family="text">
      <style:text-properties style:text-underline-style="solid" style:text-underline-width="auto" style:text-underline-color="font-color" officeooo:rsid="0084a68f"/>
    </style:style>
    <style:style style:name="T19" style:family="text">
      <style:text-properties style:text-underline-style="solid" style:text-underline-width="auto" style:text-underline-color="font-color" officeooo:rsid="005bb4db"/>
    </style:style>
    <style:style style:name="T20" style:family="text">
      <style:text-properties style:text-underline-style="solid" style:text-underline-width="auto" style:text-underline-color="font-color" officeooo:rsid="0062ce1a"/>
    </style:style>
    <style:style style:name="T21" style:family="text">
      <style:text-properties style:text-underline-style="solid" style:text-underline-width="auto" style:text-underline-color="font-color" officeooo:rsid="005643d0"/>
    </style:style>
    <style:style style:name="T22" style:family="text">
      <style:text-properties style:text-underline-style="solid" style:text-underline-width="auto" style:text-underline-color="font-color" officeooo:rsid="00850566"/>
    </style:style>
    <style:style style:name="T23" style:family="text">
      <style:text-properties style:text-underline-style="solid" style:text-underline-width="auto" style:text-underline-color="font-color" officeooo:rsid="007958d3"/>
    </style:style>
    <style:style style:name="T24" style:family="text">
      <style:text-properties style:text-underline-style="solid" style:text-underline-width="auto" style:text-underline-color="font-color" officeooo:rsid="00881f01"/>
    </style:style>
    <style:style style:name="T25" style:family="text">
      <style:text-properties fo:color="#000000"/>
    </style:style>
    <style:style style:name="T26" style:family="text">
      <style:text-properties fo:color="#000000" officeooo:rsid="0054816c"/>
    </style:style>
    <style:style style:name="T27" style:family="text">
      <style:text-properties fo:color="#000000" officeooo:rsid="00772d79"/>
    </style:style>
    <style:style style:name="T28" style:family="text">
      <style:text-properties fo:color="#000000" officeooo:rsid="00780083"/>
    </style:style>
    <style:style style:name="T29" style:family="text">
      <style:text-properties fo:color="#000000" style:text-underline-style="solid" style:text-underline-width="auto" style:text-underline-color="font-color"/>
    </style:style>
    <style:style style:name="T30" style:family="text">
      <style:text-properties fo:color="#000000" style:text-underline-style="solid" style:text-underline-width="auto" style:text-underline-color="font-color" officeooo:rsid="007502f3"/>
    </style:style>
    <style:style style:name="T31" style:family="text">
      <style:text-properties fo:color="#000000" style:text-underline-style="solid" style:text-underline-width="auto" style:text-underline-color="font-color" officeooo:rsid="00772d79"/>
    </style:style>
    <style:style style:name="T32" style:family="text">
      <style:text-properties fo:color="#000000" style:text-underline-style="solid" style:text-underline-width="auto" style:text-underline-color="font-color" officeooo:rsid="007da9d2"/>
    </style:style>
    <style:style style:name="T33" style:family="text">
      <style:text-properties fo:color="#000000" style:text-underline-style="solid" style:text-underline-width="auto" style:text-underline-color="font-color" officeooo:rsid="007e841b"/>
    </style:style>
    <style:style style:name="T34" style:family="text">
      <style:text-properties fo:color="#000000" style:text-underline-style="solid" style:text-underline-width="auto" style:text-underline-color="font-color" officeooo:rsid="007ed25a"/>
    </style:style>
    <style:style style:name="T35" style:family="text">
      <style:text-properties fo:color="#000000" style:text-underline-style="solid" style:text-underline-width="auto" style:text-underline-color="font-color" officeooo:rsid="00780083"/>
    </style:style>
    <style:style style:name="T36" style:family="text">
      <style:text-properties officeooo:rsid="0003ff48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041e03"/>
    </style:style>
    <style:style style:name="T39" style:family="text">
      <style:text-properties fo:language="en" fo:country="US" style:font-weight-complex="bold"/>
    </style:style>
    <style:style style:name="T40" style:family="text">
      <style:text-properties fo:language="en" fo:country="US" officeooo:rsid="00055142" style:font-weight-complex="bold"/>
    </style:style>
    <style:style style:name="T41" style:family="text">
      <style:text-properties fo:language="en" fo:country="US" officeooo:rsid="00081bc5"/>
    </style:style>
    <style:style style:name="T42" style:family="text">
      <style:text-properties fo:language="en" fo:country="US" officeooo:rsid="000832c0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2f3d14" style:font-weight-complex="bold"/>
    </style:style>
    <style:style style:name="T45" style:family="text">
      <style:text-properties style:text-underline-style="none" officeooo:rsid="004dd1f5" style:font-weight-complex="bold"/>
    </style:style>
    <style:style style:name="T46" style:family="text">
      <style:text-properties style:text-underline-style="none" officeooo:rsid="004c8378" style:font-weight-complex="bold"/>
    </style:style>
    <style:style style:name="T47" style:family="text">
      <style:text-properties style:text-underline-style="none" officeooo:rsid="00047e6b" style:font-weight-complex="bold"/>
    </style:style>
    <style:style style:name="T48" style:family="text">
      <style:text-properties style:text-underline-style="none" officeooo:rsid="00328cc6" style:font-weight-complex="bold"/>
    </style:style>
    <style:style style:name="T49" style:family="text">
      <style:text-properties style:text-underline-style="none" fo:font-weight="normal" officeooo:rsid="002f3d14" style:font-weight-asian="normal" style:font-weight-complex="bold"/>
    </style:style>
    <style:style style:name="T50" style:family="text">
      <style:text-properties style:text-underline-style="none" fo:font-weight="normal" officeooo:rsid="00805bed" style:font-weight-asian="normal" style:font-weight-complex="bold"/>
    </style:style>
    <style:style style:name="T51" style:family="text">
      <style:text-properties style:text-underline-style="none" fo:font-weight="normal" officeooo:rsid="003081df" style:font-weight-asian="normal" style:font-weight-complex="normal"/>
    </style:style>
    <style:style style:name="T52" style:family="text">
      <style:text-properties officeooo:rsid="00041e03"/>
    </style:style>
    <style:style style:name="T53" style:family="text">
      <style:text-properties officeooo:rsid="00047e6b"/>
    </style:style>
    <style:style style:name="T54" style:family="text">
      <style:text-properties officeooo:rsid="004abb2a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4c8378" fo:background-color="transparent" loext:char-shading-value="0"/>
    </style:style>
    <style:style style:name="T57" style:family="text">
      <style:text-properties officeooo:rsid="004d3c0a" fo:background-color="transparent" loext:char-shading-value="0"/>
    </style:style>
    <style:style style:name="T58" style:family="text">
      <style:text-properties officeooo:rsid="001d566b"/>
    </style:style>
    <style:style style:name="T59" style:family="text">
      <style:text-properties officeooo:rsid="0023614d"/>
    </style:style>
    <style:style style:name="T60" style:family="text">
      <style:text-properties officeooo:rsid="005140f7"/>
    </style:style>
    <style:style style:name="T61" style:family="text">
      <style:text-properties officeooo:rsid="002766ac"/>
    </style:style>
    <style:style style:name="T62" style:family="text">
      <style:text-properties officeooo:rsid="00202952"/>
    </style:style>
    <style:style style:name="T63" style:family="text">
      <style:text-properties officeooo:rsid="002f3d14"/>
    </style:style>
    <style:style style:name="T64" style:family="text">
      <style:text-properties fo:font-weight="normal" officeooo:rsid="002f3d14" style:font-weight-asian="normal"/>
    </style:style>
    <style:style style:name="T65" style:family="text">
      <style:text-properties fo:font-weight="normal" officeooo:rsid="00805bed" style:font-weight-asian="normal"/>
    </style:style>
    <style:style style:name="T66" style:family="text">
      <style:text-properties officeooo:rsid="003081df"/>
    </style:style>
    <style:style style:name="T67" style:family="text">
      <style:text-properties officeooo:rsid="00055142"/>
    </style:style>
    <style:style style:name="T68" style:family="text">
      <style:text-properties officeooo:rsid="00081b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3">ФЕДЕРАЛЬНОЕ ГОСУДАРСТВЕННОЕ БЮДЖЕТНОЕ </text:p>
      <text:p text:style-name="P3">ОБРАЗОВАТЕЛЬНОЕ УЧРЕЖДЕНИЕ ВЫСШЕГО ОБРАЗОВАНИЯ</text:p>
      <text:p text:style-name="P3">«БАШКИРСКИЙ ГОСУДРАВСТВЕННЫЙ УНИВЕРСИТЕТ»</text:p>
      <text:p text:style-name="P3"/>
      <text:p text:style-name="P3">ФИЗИКО-ТЕХНИЧЕСКИЙ ИНСТИТУТ</text:p>
      <text:p text:style-name="P3">КАФЕДРА ГЕОФИЗИКИ</text:p>
      <text:p text:style-name="P3"/>
      <text:p text:style-name="P3"/>
      <text:p text:style-name="P3"/>
      <text:p text:style-name="P3"/>
      <text:p text:style-name="P3"/>
      <text:p text:style-name="P7">ОТЧЕТ ПО ПРЕДДИПОМНОЙ ПРАКТИКЕ</text:p>
      <text:p text:style-name="P7"/>
      <text:p text:style-name="P7"/>
      <text:p text:style-name="P7"/>
      <text:p text:style-name="P3"/>
      <text:p text:style-name="P3"/>
      <text:h text:style-name="P79" text:outline-level="2">СТУДЕНТА</text:h>
      <text:p text:style-name="P3">4-го курса группы Ф-3</text:p>
      <text:p text:style-name="P3"/>
      <text:p text:style-name="P3"/>
      <text:p text:style-name="P3"/>
      <text:p text:style-name="P43">КАДЫРОВА АЛМАЗА ВЕНЕРОВИЧА</text:p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Уровень высшего образования:</text:p>
          </table:table-cell>
          <table:table-cell table:style-name="Table1.A1" office:value-type="string">
            <text:p text:style-name="P15">бакалавриат</text:p>
          </table:table-cell>
        </table:table-row>
        <table:table-row table:style-name="Table1.1">
          <table:table-cell table:style-name="Table1.A1" office:value-type="string">
            <text:p text:style-name="P14">Специальность</text:p>
            <text:p text:style-name="P14">(направление подготовки)</text:p>
            <text:p text:style-name="P14">Направленность (профиль)</text:p>
            <text:p text:style-name="P14">программы</text:p>
            <text:p text:style-name="P14">Срок проведения практики:</text:p>
          </table:table-cell>
          <table:table-cell table:style-name="Table1.A1" office:value-type="string">
            <text:p text:style-name="P21"/>
            <text:p text:style-name="P20">03.03.02 «Физика»</text:p>
            <text:p text:style-name="P20"/>
            <text:p text:style-name="P20">Физика Земли и планет</text:p>
            <text:p text:style-name="P15">с «11» мая 2020 по «6» июня 2020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Уфа – 2020 г.</text:p>
      <text:p text:style-name="P49"/>
      <text:p text:style-name="P13">1. МЕТОДИЧЕСКИЕ УКАЗАНИЯ</text:p>
      <text:p text:style-name="P6"/>
      <text:list xml:id="list303554220" text:style-name="WW8Num15">
        <text:list-item>
          <text:p text:style-name="P72">База практики – место прохождения практики студентом (профильная организация или БашГУ).</text:p>
        </text:list-item>
        <text:list-item>
          <text:p text:style-name="P72">Студент – физическое лицо, осваивающее образовательную программу по направлению подготовки бакалавриата, магистратуры и <text:span text:style-name="T6">специальности</text:span>.</text:p>
        </text:list-item>
        <text:list-item>
          <text:p text:style-name="P72">Вид практики – учебная, производственная или <text:span text:style-name="T6">преддипломная</text:span>.</text:p>
        </text:list-item>
        <text:list-item>
          <text:p text:style-name="P72">Каждый студент, находящийся на практике, обязан вести <text:span text:style-name="T6">отчет по практике</text:span>.</text:p>
        </text:list-item>
        <text:list-item>
          <text:p text:style-name="P72"><text:span text:style-name="T6">Отчет по практике</text:span> служит основным и необходимым материалом для составления студентом отчета о своей работе на базе практики.</text:p>
        </text:list-item>
        <text:list-item>
          <text:p text:style-name="P73">Заполнение отчета по практике производится регулярно, аккуратно и является средством самоконтроля. Отчет можно заполнять рукописным и (или) машинописным способами.</text:p>
        </text:list-item>
        <text:list-item>
          <text:p text:style-name="P72">Иллюстративный материл (чертежи, схемы, тексты и т.п.), а также выписки из инструкций, правил и других материалов могут быть выполнены на отдельных листах и приложены к отчету.</text:p>
        </text:list-item>
        <text:list-item>
          <text:p text:style-name="P72">Записи в отчете о практике должны производиться в соответствии с программой по конкретному виду практики.</text:p>
        </text:list-item>
        <text:list-item>
          <text:p text:style-name="P72">После окончания практики студент должен <text:span text:style-name="T6">подписать отчет у руководителя практики, руководителя от базы практики</text:span> и <text:span text:style-name="T6">сдать свой отчет по практике</text:span> вместе с приложениями (при наличии) <text:span text:style-name="T6">на кафедру</text:span>.</text:p>
        </text:list-item>
        <text:list-item>
          <text:p text:style-name="P72">При отсутствии сведений в соответствующих строках ставится прочерк.</text:p>
        </text:list-item>
      </text:list>
      <text:p text:style-name="P22"/>
      <text:p text:style-name="P48"/>
      <text:p text:style-name="P22"/>
      <text:p text:style-name="P13">2. ОБЩИЕ ПОЛОЖЕНИЯ</text:p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Фамилия, инициалы, должность руководителя практики от факультета (института)</text:p>
          </table:table-cell>
          <table:table-cell table:style-name="Table2.B1" office:value-type="string">
            <text:p text:style-name="P22"><text:span text:style-name="T1">Габдрахманова Л.А.</text:span>, зам. директора физико-технического института БашГУ по учебной работе </text:p>
          </table:table-cell>
        </table:table-row>
        <table:table-row table:style-name="Table2.1">
          <table:table-cell table:style-name="Table2.A1" office:value-type="string">
            <text:p text:style-name="P22">Фамилия, инициалы, должность руководителя практики от кафедры</text:p>
          </table:table-cell>
          <table:table-cell table:style-name="Table2.B1" office:value-type="string">
            <text:p text:style-name="P22"><text:span text:style-name="T1">Исламов Д.Ф.</text:span>, ассистент кафедры геофизики </text:p>
          </table:table-cell>
        </table:table-row>
        <table:table-row table:style-name="Table2.1">
          <table:table-cell table:style-name="Table2.A1" office:value-type="string">
            <text:p text:style-name="P22">Полное наименование базы практики</text:p>
          </table:table-cell>
          <table:table-cell table:style-name="Table2.B1" office:value-type="string">
            <text:p text:style-name="P22">РБ, г. Уфа, Башкирский Государственный университет</text:p>
          </table:table-cell>
        </table:table-row>
        <table:table-row table:style-name="Table2.1">
          <table:table-cell table:style-name="Table2.A1" office:value-type="string">
            <text:p text:style-name="P29">Наименование структурного подразделения базы практики</text:p>
          </table:table-cell>
          <table:table-cell table:style-name="Table2.B1" office:value-type="string">
            <text:p text:style-name="P38">Кафедра геофизики<text:tab/></text:p>
          </table:table-cell>
        </table:table-row>
        <table:table-row table:style-name="Table2.1">
          <table:table-cell table:style-name="Table2.A1" office:value-type="string">
            <text:p text:style-name="P22">Адрес базы практики (индекс, субъект РФ, район, населенный пункт, улица, дом, офис)</text:p>
          </table:table-cell>
          <table:table-cell table:style-name="Table2.B1" office:value-type="string">
            <text:p text:style-name="P22">450007, РБ, г. Уфа, Башкирский Государственный университет, ул. Заки Валиди 32</text:p>
          </table:table-cell>
        </table:table-row>
        <table:table-row table:style-name="Table2.1">
          <table:table-cell table:style-name="Table2.A1" office:value-type="string">
            <text:p text:style-name="P22">Фамилия, инициалы, должность руководителя практики от базы практики</text:p>
          </table:table-cell>
          <table:table-cell table:style-name="Table2.B1" office:value-type="string">
            <text:p text:style-name="P24"><text:span text:style-name="T3">Ремеев И.С.</text:span><text:span text:style-name="T36">, </text:span>доцент кафедры геофизики</text:p>
          </table:table-cell>
        </table:table-row>
        <table:table-row table:style-name="Table2.1">
          <table:table-cell table:style-name="Table2.A1" office:value-type="string">
            <text:p text:style-name="P22">Телефон руководителя практики от базы практики</text:p>
          </table:table-cell>
          <table:table-cell table:style-name="Table2.B1" office:value-type="string">
            <text:p text:style-name="P23"/>
          </table:table-cell>
        </table:table-row>
      </table:table>
      <text:p text:style-name="P22"/>
      <text:p text:style-name="P48"/>
      <text:p text:style-name="P3"><text:span text:style-name="T1">3. </text:span><text:span text:style-name="T2">РАБОЧИЙ ГРАФИК (ПЛАН) ПРОВЕДЕНИЯ ПРАКТИКИ</text:span></text:p>
      <text:p text:style-name="P7"/>
      <text:p text:style-name="P11"/>
      <text:p text:style-name="P22">Срок проведения практики: с «11» мая 2020 по «6» июня 2020</text:p>
      <text:p text:style-name="P2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4">№</text:p>
          </table:table-cell>
          <table:table-cell table:style-name="Table14.A1" office:value-type="string">
            <text:p text:style-name="P4">Разделы (этапы) практики</text:p>
          </table:table-cell>
          <table:table-cell table:style-name="Table14.A1" office:value-type="string">
            <text:p text:style-name="P4">Виды и содержание работ, в т.ч. самостоятельная работа обучающегося в соответствии с программой практики</text:p>
          </table:table-cell>
          <table:table-cell table:style-name="Table14.D1" office:value-type="string">
            <text:p text:style-name="P4">График (план) проведения практики</text:p>
            <text:p text:style-name="P4">(начало – окончание)</text:p>
          </table:table-cell>
        </table:table-row>
        <table:table-row table:style-name="Table14.2">
          <table:table-cell table:style-name="Table14.A2" office:value-type="string">
            <text:p text:style-name="P4">1.</text:p>
          </table:table-cell>
          <table:table-cell table:style-name="Table14.A2" office:value-type="string">
            <text:p text:style-name="P45">Подготовительный этап.</text:p>
          </table:table-cell>
          <table:table-cell table:style-name="Table14.A2" office:value-type="string">
            <text:list xml:id="list2113405797" text:style-name="WW8Num2">
              <text:list-item>
                <text:p text:style-name="P74">Инструктаж по технике безопасности и охране труда.</text:p>
              </text:list-item>
              <text:list-item>
                <text:p text:style-name="P74">Тестирование по информационной безопасности.</text:p>
              </text:list-item>
              <text:list-item>
                <text:p text:style-name="P74">Освоение теории БКЗ, триангуляции Делоне и численного метода МКЭ.</text:p>
              </text:list-item>
              <text:list-item>
                <text:p text:style-name="P76">Освоение библиотеки FEniCS, реализующую МКЭ, и библиотеки triangle, реализующую триангуляцию Делоне.</text:p>
              </text:list-item>
            </text:list>
          </table:table-cell>
          <table:table-cell table:style-name="Table14.D2" office:value-type="string">
            <text:p text:style-name="P4"><text:span text:style-name="T38">1</text:span><text:span text:style-name="T37">1</text:span>.<text:span text:style-name="T37">0</text:span><text:span text:style-name="T38">5</text:span>.<text:span text:style-name="T37">20</text:span><text:span text:style-name="T38">20 </text:span>– <text:span text:style-name="T52">22</text:span>.0<text:span text:style-name="T38">5</text:span>.<text:span text:style-name="T37">20</text:span><text:span text:style-name="T38">20</text:span></text:p>
          </table:table-cell>
        </table:table-row>
        <table:table-row table:style-name="Table14.3">
          <table:table-cell table:style-name="Table14.A2" office:value-type="string">
            <text:p text:style-name="P4">2.</text:p>
          </table:table-cell>
          <table:table-cell table:style-name="Table14.A2" office:value-type="string">
            <text:p text:style-name="P45">Основной этап.</text:p>
          </table:table-cell>
          <table:table-cell table:style-name="Table14.A2" office:value-type="string">
            <text:list xml:id="list1698437655" text:style-name="WW8Num17">
              <text:list-item>
                <text:p text:style-name="P70"><text:span text:style-name="T44">Разработка и </text:span><text:span text:style-name="T49">программирование</text:span><text:span text:style-name="T44"> </text:span><text:span text:style-name="T45">экспериментов</text:span><text:span text:style-name="T44"> построения расчетной сетки посредством триангуляции с учетом геометрии системы.</text:span></text:p>
              </text:list-item>
              <text:list-item>
                <text:p text:style-name="P70">Разработка и программирование алгоритма, моделирующего палетки зондов посредством МКЭ.</text:p>
              </text:list-item>
            </text:list>
          </table:table-cell>
          <table:table-cell table:style-name="Table14.D2" office:value-type="string">
            <text:p text:style-name="P44"><text:span text:style-name="T52">23</text:span>.<text:span text:style-name="T37">0</text:span><text:span text:style-name="T38">5</text:span>.<text:span text:style-name="T37">20</text:span><text:span text:style-name="T38">20</text:span> – <text:span text:style-name="T68">2</text:span>.0<text:span text:style-name="T41">6</text:span>.<text:span text:style-name="T37">20</text:span><text:span text:style-name="T38">20</text:span></text:p>
          </table:table-cell>
        </table:table-row>
        <table:table-row table:style-name="Table14.4">
          <table:table-cell table:style-name="Table14.A2" office:value-type="string">
            <text:p text:style-name="P4">3.</text:p>
          </table:table-cell>
          <table:table-cell table:style-name="Table14.A2" office:value-type="string">
            <text:p text:style-name="P45">Заключительный этап. </text:p>
          </table:table-cell>
          <table:table-cell table:style-name="Table14.A2" office:value-type="string">
            <text:list xml:id="list1780943203" text:style-name="WW8Num9">
              <text:list-item>
                <text:p text:style-name="P75">Анализ результатов. </text:p>
              </text:list-item>
              <text:list-item>
                <text:p text:style-name="P75">Подготовка отчета.</text:p>
              </text:list-item>
            </text:list>
          </table:table-cell>
          <table:table-cell table:style-name="Table14.D2" office:value-type="string">
            <text:p text:style-name="P44"><text:span text:style-name="T68">3</text:span>.<text:span text:style-name="T37">0</text:span><text:span text:style-name="T42">6</text:span>.<text:span text:style-name="T37">20</text:span><text:span text:style-name="T38">20</text:span> – <text:span text:style-name="T52">6</text:span>.0<text:span text:style-name="T38">6</text:span>.<text:span text:style-name="T37">20</text:span><text:span text:style-name="T38">20</text:span></text:p>
          </table:table-cell>
        </table:table-row>
      </table:table>
      <text:p text:style-name="P9"/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/>
            <text:p text:style-name="P28">Руководитель практики от кафедры</text:p>
          </table:table-cell>
          <table:table-cell table:style-name="Table4.A1" office:value-type="string">
            <text:p text:style-name="P31"/>
            <text:p text:style-name="P39"><text:span text:style-name="T4">____________/ </text:span><text:span text:style-name="T7">Д.Ф. Исламов</text:span></text:p>
            <text:p text:style-name="P32">подпись <text:tab/>И.О. Фамилия</text:p>
            <text:p text:style-name="P39">«<text:span text:style-name="T6">12</text:span>_»_<text:span text:style-name="T6">мая</text:span>_____20<text:span text:style-name="T6">20</text:span>_</text:p>
          </table:table-cell>
        </table:table-row>
        <table:table-row table:style-name="Table4.1">
          <table:table-cell table:style-name="Table4.A1" office:value-type="string">
            <text:p text:style-name="P31"/>
            <text:p text:style-name="Standard"><text:span text:style-name="T4">Руководитель практики от базы практики</text:span><text:span text:style-name="Footnote_20_Symbol"><text:span text:style-name="T4"><text:note text:id="ftn1" text:note-class="footnote"><text:note-citation>1</text:note-citation><text:note-body><text:p text:style-name="P2"><text:s/>При проведении практики в профильной организации руководителем практики от кафедры и руководителем практики от профильной организации составляется совместный рабочий график (план) проведения практики.</text:p></text:note-body></text:note></text:span></text:span></text:p>
          </table:table-cell>
          <table:table-cell table:style-name="Table4.A1" office:value-type="string">
            <text:p text:style-name="P31"/>
            <text:p text:style-name="P39"><text:span text:style-name="T4">____________/ </text:span><text:span text:style-name="T8">И.С. Ремеев</text:span><text:span text:style-name="T47">__</text:span></text:p>
            <text:p text:style-name="P32">подпись <text:tab/>И.О. Фамилия</text:p>
            <text:p text:style-name="P39">«<text:span text:style-name="T6">12</text:span>_»_<text:span text:style-name="T6">мая</text:span>_____20<text:span text:style-name="T6">20</text:span>_</text:p>
          </table:table-cell>
        </table:table-row>
      </table:table>
      <text:p text:style-name="P7"/>
      <text:p text:style-name="P77">4. ИНДИВИДУАЛЬНОЕ ЗАДАНИЕ</text:p>
      <text:h text:style-name="P69" text:outline-level="3"/>
      <text:p text:style-name="P56"/>
      <text:p text:style-name="P59">Содержание и планируемые результаты практики:</text:p>
      <text:p text:style-name="P59"/>
      <text:p text:style-name="P27">1. <text:span text:style-name="T25">Освои</text:span><text:span text:style-name="T26">ть</text:span><text:span text:style-name="T25"> теори</text:span><text:span text:style-name="T27">ю</text:span><text:span text:style-name="T25"> БКЗ, триангуляци</text:span><text:span text:style-name="T28">ю</text:span><text:span text:style-name="T25"> Делоне и численн</text:span><text:span text:style-name="T28">ый</text:span><text:span text:style-name="T25"> метод МКЭ.</text:span></text:p>
      <text:p text:style-name="P27">2. <text:span text:style-name="T58">Освоить библиотеки FEniCS, реализующую МКЭ, и библиотеки triangle, реализующую триангуляцию Делоне.</text:span></text:p>
      <text:p text:style-name="P27">3.<text:span text:style-name="T44"> Разработка и </text:span><text:span text:style-name="T49">программирование </text:span><text:span text:style-name="T50">на Python</text:span><text:span text:style-name="T44"> </text:span><text:span text:style-name="T46">экспериментов</text:span><text:span text:style-name="T44"> построения оптимальной расчетной сетки посредством триангуляции с учетом геометрии системы.</text:span></text:p>
      <text:p text:style-name="P27">4.<text:span text:style-name="T49"> </text:span><text:span text:style-name="T51">Разработка и программирование алгоритма</text:span><text:span text:style-name="T49"> </text:span><text:span text:style-name="T50">на Python</text:span><text:span text:style-name="T51">, моделирующего палетки зондов посредством МКЭ.</text:span></text:p>
      <text:p text:style-name="P27"><text:span text:style-name="T54">5.</text:span><text:span text:style-name="T55"> </text:span><text:span text:style-name="T56">Анализ результатов </text:span><text:span text:style-name="T57">экспериментов и выбор оптимального решения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1"/>
            <text:p text:style-name="P28">Руководитель практики от кафедры</text:p>
          </table:table-cell>
          <table:table-cell table:style-name="Table5.A1" office:value-type="string">
            <text:p text:style-name="P31"/>
            <text:p text:style-name="P39"><text:span text:style-name="T4">____________/ </text:span><text:span text:style-name="T7">Д.Ф. Исламов </text:span></text:p>
            <text:p text:style-name="P32">подпись <text:tab/>И.О. Фамилия</text:p>
            <text:p text:style-name="P39">«<text:span text:style-name="T6">12</text:span>_»_<text:span text:style-name="T6">мая</text:span>_____20<text:span text:style-name="T6">20</text:span>_</text:p>
          </table:table-cell>
        </table:table-row>
        <table:table-row table:style-name="Table5.1">
          <table:table-cell table:style-name="Table5.A1" office:value-type="string">
            <text:p text:style-name="P31"/>
            <text:p text:style-name="P28">Руководитель практики от базы практики</text:p>
          </table:table-cell>
          <table:table-cell table:style-name="Table5.A1" office:value-type="string">
            <text:p text:style-name="P31"/>
            <text:p text:style-name="P40"><text:span text:style-name="T4">____________/ </text:span><text:span text:style-name="T8">И.С. Ремеев</text:span><text:span text:style-name="T47">__</text:span></text:p>
            <text:p text:style-name="P32">подпись <text:tab/>И.О. Фамилия</text:p>
            <text:p text:style-name="P39">«<text:span text:style-name="T6">12</text:span>_»_<text:span text:style-name="T6">мая</text:span>_____20<text:span text:style-name="T6">20</text:span>_</text:p>
          </table:table-cell>
        </table:table-row>
        <table:table-row table:style-name="Table5.1">
          <table:table-cell table:style-name="Table5.A1" office:value-type="string">
            <text:p text:style-name="P31"/>
            <text:p text:style-name="Standard">ОЗНАКОМЛЕН:</text:p>
            <text:p text:style-name="P28">Студент</text:p>
          </table:table-cell>
          <table:table-cell table:style-name="Table5.A1" office:value-type="string">
            <text:p text:style-name="P31"/>
            <text:p text:style-name="P40"><text:span text:style-name="T4">____________/ </text:span><text:span text:style-name="T8">А.В Кадыров</text:span><text:span text:style-name="T47">_</text:span></text:p>
            <text:p text:style-name="P34">подпись <text:tab/>И.О. Фамилия</text:p>
            <text:p text:style-name="P39">«<text:span text:style-name="T6">12</text:span>_»_<text:span text:style-name="T6">мая</text:span>_____20<text:span text:style-name="T6">20</text:span>_</text:p>
          </table:table-cell>
        </table:table-row>
      </table:table>
      <text:p text:style-name="P3"><text:soft-page-break/><text:span text:style-name="T1">5. </text:span><text:span text:style-name="T2">ИНСТРУКТАЖ ПО ОХРАНЕ ТРУДА</text:span></text:p>
      <text:p text:style-name="P7"/>
      <text:p text:style-name="P60"><text:span text:style-name="T4">Наименование и реквизиты локального нормативного акта, регламентирующего </text:span>систему управления охраной труда, техники безопасности, пожарной безопасности базы практики___________________________________________________________________________</text:p>
      <text:p text:style-name="P60"><text:span text:style-name="T4">Инструкция о мерах пожарной безопасности в Башкирском государственном университете, утвержден приказом БашГУ от 06.04.2015 г. № 333</text:span><text:span text:style-name="Footnote_20_Symbol"><text:span text:style-name="T4"><text:note text:id="ftn2" text:note-class="footnote"><text:note-citation>2</text:note-citation><text:note-body><text:p text:style-name="Footnote"><text:s/>При прохождении практики в Башкирском государственном университете.</text:p></text:note-body></text:note></text:span></text:span><text:span text:style-name="T4">.</text:span></text:p>
      <text:p text:style-name="P60"><text:span text:style-name="T4">Наименование и реквизиты локального нормативного акта, устанавливающий </text:span>правила внутреннего трудового распорядка базы практики _________________________________________</text:p>
      <text:p text:style-name="P60"><text:span text:style-name="T4">Правила внутреннего трудового распорядка Башкирского государственного университета, приняты 30.11.2012 г. Конференцией научно-педагогических работников, представителей других категорий работников и обучающихся</text:span><text:span text:style-name="Footnote_20_Symbol"><text:span text:style-name="T4"><text:note text:id="ftn3" text:note-class="footnote"><text:note-citation>3</text:note-citation><text:note-body><text:p text:style-name="Footnote"><text:s/>При прохождении практики в Башкирском государственном университете.</text:p></text:note-body></text:note></text:span></text:span><text:span text:style-name="T4">.</text:span></text:p>
      <text:p text:style-name="P30"/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rows-spanned="2" office:value-type="string">
            <text:p text:style-name="P3">Дата</text:p>
          </table:table-cell>
          <table:table-cell table:style-name="Table6.A1" table:number-rows-spanned="2" office:value-type="string">
            <text:p text:style-name="P35">Фамилия, инициалы, должность инструктирующего лица</text:p>
          </table:table-cell>
          <table:table-cell table:style-name="Table6.C1" table:number-columns-spanned="2" office:value-type="string">
            <text:p text:style-name="P3">Подпись</text:p>
          </table:table-cell>
          <table:covered-table-cell/>
        </table:table-row>
        <table:table-row table:style-name="Table6.1">
          <table:covered-table-cell/>
          <table:covered-table-cell/>
          <table:table-cell table:style-name="Table6.A1" office:value-type="string">
            <text:p text:style-name="P3">инструктирующего</text:p>
          </table:table-cell>
          <table:table-cell table:style-name="Table6.C1" office:value-type="string">
            <text:p text:style-name="P3">инструктируемого – обучающегося</text:p>
          </table:table-cell>
        </table:table-row>
        <table:table-row table:style-name="Table6.1"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8"/>
          </table:table-cell>
          <table:table-cell table:style-name="Table6.A3" office:value-type="string">
            <text:p text:style-name="P12"/>
          </table:table-cell>
          <table:table-cell table:style-name="Table6.D3" office:value-type="string">
            <text:p text:style-name="P19"/>
          </table:table-cell>
        </table:table-row>
      </table:table>
      <text:p text:style-name="P7"/>
      <text:p text:style-name="P7"/>
      <text:p text:style-name="P77">6. ДНЕВНИК РАБОТЫ СТУДЕНТА</text:p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Дата</text:p>
          </table:table-cell>
          <table:table-cell table:style-name="Table3.B1" office:value-type="string">
            <text:p text:style-name="P5">Информация о проделанной работе, использованные источники и литература (при наличии)</text:p>
          </table:table-cell>
        </table:table-row>
        <table:table-row table:style-name="Table3.2">
          <table:table-cell table:style-name="Table3.A2" office:value-type="string">
            <text:p text:style-name="P36"><text:span text:style-name="T53">1</text:span>1.0<text:span text:style-name="T53">5</text:span>.20<text:span text:style-name="T53">20</text:span></text:p>
          </table:table-cell>
          <table:table-cell table:style-name="Table3.B2" office:value-type="string">
            <text:p text:style-name="P18">Инструктаж по технике безопасности и охране труда. Прохождение теста по информационной безопасности.</text:p>
          </table:table-cell>
        </table:table-row>
        <table:table-row table:style-name="Table3.3">
          <table:table-cell table:style-name="Table3.A2" office:value-type="string">
            <text:p text:style-name="P36"><text:span text:style-name="T67">12</text:span>.0<text:span text:style-name="T67">5</text:span>.<text:span text:style-name="T59">2020 –16.05.2020</text:span></text:p>
          </table:table-cell>
          <table:table-cell table:style-name="Table3.B2" office:value-type="string">
            <text:p text:style-name="P66">Освоение теории БКЗ, <text:span text:style-name="T60">триангуляции Делоне и</text:span> <text:span text:style-name="T60">численного метода МКЭ.</text:span></text:p>
          </table:table-cell>
        </table:table-row>
        <table:table-row table:style-name="Table3.4">
          <table:table-cell table:style-name="Table3.A4" office:value-type="string">
            <text:p text:style-name="P46"><text:span text:style-name="T67">17</text:span>.0<text:span text:style-name="T67">5</text:span>.20<text:span text:style-name="T67">20</text:span><text:span text:style-name="T4"> –</text:span><text:span text:style-name="T5">2</text:span><text:span text:style-name="T61">2</text:span>.0<text:span text:style-name="T67">5</text:span>.20<text:span text:style-name="T67">20</text:span></text:p>
          </table:table-cell>
          <table:table-cell table:style-name="Table3.B4" office:value-type="string">
            <text:p text:style-name="P64">О<text:span text:style-name="T62">сво</text:span>ение<text:span text:style-name="T62"> библиотеки FEniCS, реализующую МКЭ, и библиотеки triangle, реализующую триангуляцию Делоне.</text:span></text:p>
          </table:table-cell>
        </table:table-row>
        <table:table-row table:style-name="Table3.5">
          <table:table-cell table:style-name="Table3.A4" office:value-type="string">
            <text:p text:style-name="P46"><text:span text:style-name="T67">23</text:span>.0<text:span text:style-name="T67">5</text:span>.20<text:span text:style-name="T67">20</text:span><text:span text:style-name="T4"> –</text:span><text:span text:style-name="T5">2</text:span><text:span text:style-name="T61">8</text:span>.0<text:span text:style-name="T67">5</text:span>.20<text:span text:style-name="T67">20</text:span></text:p>
          </table:table-cell>
          <table:table-cell table:style-name="Table3.B5" office:value-type="string">
            <text:p text:style-name="P65"><text:span text:style-name="T63">Разработка и </text:span><text:span text:style-name="T64">программирование</text:span><text:span text:style-name="T63"> алгоритма</text:span><text:span text:style-name="T64"> </text:span><text:span text:style-name="T65">на Python</text:span><text:span text:style-name="T63"> экспериментов <text:s/>построения оптимальной расчетной сетки посредством триангуляции с учетом геометрии системы.</text:span></text:p>
          </table:table-cell>
        </table:table-row>
        <table:table-row table:style-name="Table3.6">
          <table:table-cell table:style-name="Table3.A4" office:value-type="string">
            <text:p text:style-name="P46"><text:span text:style-name="T67">29</text:span>.0<text:span text:style-name="T67">5</text:span>.20<text:span text:style-name="T67">20</text:span><text:span text:style-name="T4"> –</text:span><text:span text:style-name="T5">2</text:span>.0<text:span text:style-name="T67">6</text:span>.20<text:span text:style-name="T67">20</text:span></text:p>
          </table:table-cell>
          <table:table-cell table:style-name="Table3.B5" office:value-type="string">
            <text:p text:style-name="P47"><text:span text:style-name="T44">Разработка и программирование алг</text:span><text:span text:style-name="T48">о</text:span><text:span text:style-name="T44">ритма</text:span><text:span text:style-name="T66">, моделирующего палетки зондов посредством МКЭ.</text:span></text:p>
          </table:table-cell>
        </table:table-row>
        <table:table-row table:style-name="Table3.7">
          <table:table-cell table:style-name="Table3.A4" office:value-type="string">
            <text:p text:style-name="P46"><text:span text:style-name="T67">3</text:span>.0<text:span text:style-name="T67">6</text:span>.20<text:span text:style-name="T67">20</text:span><text:span text:style-name="T4"> –</text:span><text:span text:style-name="T5">4</text:span>.0<text:span text:style-name="T67">6</text:span>.20<text:span text:style-name="T67">20</text:span></text:p>
          </table:table-cell>
          <table:table-cell table:style-name="Table3.B5" office:value-type="string">
            <text:p text:style-name="P47"><text:span text:style-name="T56">Анализ результатов </text:span><text:span text:style-name="T57">экспериментов и выбор оптимального решения.</text:span></text:p>
          </table:table-cell>
        </table:table-row>
        <table:table-row table:style-name="Table3.8">
          <table:table-cell table:style-name="Table3.A4" office:value-type="string">
            <text:p text:style-name="P16"><text:span text:style-name="T5">5</text:span><text:span text:style-name="T4">.0</text:span><text:span text:style-name="T5">6</text:span><text:span text:style-name="T4">.20</text:span><text:span text:style-name="T5">20</text:span><text:span text:style-name="T4"> – <text:s/></text:span><text:span text:style-name="T5">6</text:span><text:span text:style-name="T39">.0</text:span><text:span text:style-name="T40">6</text:span><text:span text:style-name="T39">.20</text:span><text:span text:style-name="T40">20</text:span></text:p>
          </table:table-cell>
          <table:table-cell table:style-name="Table3.B5" office:value-type="string">
            <text:p text:style-name="P37">Подготовка отчета о проделанной работе.</text:p>
          </table:table-cell>
        </table:table-row>
      </table:table>
      <text:p text:style-name="P10"/>
      <text:p text:style-name="P5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8">Руководитель практики от базы практики</text:p>
          </table:table-cell>
          <table:table-cell table:style-name="Table8.A1" office:value-type="string">
            <text:p text:style-name="P40"><text:span text:style-name="T4">____________/ </text:span><text:span text:style-name="T8">И.С. Ремеев</text:span><text:span text:style-name="T47">_</text:span></text:p>
            <text:p text:style-name="P32">подпись <text:tab/>И.О. Фамилия</text:p>
            <text:p text:style-name="P39"><text:s text:c="3"/>«<text:span text:style-name="T6">6</text:span>__»_<text:span text:style-name="T6">июня</text:span>____20<text:span text:style-name="T6">20</text:span>_</text:p>
          </table:table-cell>
        </table:table-row>
      </table:table>
      <text:p text:style-name="P54"><text:span text:style-name="T1">7</text:span><text:span text:style-name="T2">. ОТЧЕТ СТУДЕНТА О ПРАКТИКЕ</text:span></text:p>
      <text:p text:style-name="P7"/>
      <text:p text:style-name="P7">с «11» мая 2020 по «6» июня 2020 <text:s/></text:p>
      <text:p text:style-name="P58"/>
      <text:p text:style-name="P59">Я, <text:span text:style-name="T9">Кадыров Алмаз Венерович</text:span>___<text:span text:style-name="Footnote_20_Symbol"><text:note text:id="ftn4" text:note-class="footnote"><text:note-citation>4</text:note-citation><text:note-body><text:p text:style-name="Footnote"><text:s/>Фамилия имя отчество студента</text:p></text:note-body></text:note></text:span> прошел <text:span text:style-name="T9">преддипломную</text:span>__<text:span text:style-name="Footnote_20_Symbol"><text:span text:style-name="T4"><text:note text:id="ftn5" text:note-class="footnote"><text:note-citation>5</text:note-citation><text:note-body><text:p text:style-name="Footnote"><text:s/>Указывается вид практики (учебная, производственная или преддипломная).</text:p></text:note-body></text:note></text:span></text:span> практику с «<text:span text:style-name="T6">11</text:span>_» <text:span text:style-name="T6">мая</text:span><text:span text:style-name="T43">______20</text:span><text:span text:style-name="T6">20</text:span><text:span text:style-name="T43">_</text:span> по «<text:span text:style-name="T6">6</text:span>___» <text:span text:style-name="T6">июня</text:span>_______<text:span text:style-name="T6">2020</text:span>__.</text:p>
      <text:p text:style-name="P61">В соответствии с программой практики и индивидуальным заданием, я выполнял следующую работу:<text:span text:style-name="T6"> </text:span><text:span text:style-name="T10">изучал</text:span><text:span text:style-name="T11"> </text:span><text:span text:style-name="T30">теори</text:span><text:span text:style-name="T31">ю</text:span><text:span text:style-name="T30"> БКЗ</text:span><text:span text:style-name="T32">, триангуляцию Делоне и численный метод МКЭ; </text:span><text:span text:style-name="T33">осваивал </text:span><text:span text:style-name="T12">библиотек</text:span><text:span text:style-name="T13">у</text:span><text:span text:style-name="T12"> FEniCS, реализующую МКЭ, и библиотек</text:span><text:span text:style-name="T13">у</text:span><text:span text:style-name="T12"> triangle, реализующую триангуляцию Делоне</text:span><text:span text:style-name="T14">;</text:span><text:span text:style-name="T12"> </text:span><text:span text:style-name="T14">р</text:span><text:span text:style-name="T15">азработка экспериментов построения</text:span><text:span text:style-name="T16"> расчетн</text:span><text:span text:style-name="T15">ой</text:span><text:span text:style-name="T16"> сетк</text:span><text:span text:style-name="T15">и</text:span><text:span text:style-name="T16"> посредством триангуляции с учетом геометрии системы</text:span><text:span text:style-name="T17">; </text:span><text:span text:style-name="T18">разработка </text:span><text:span text:style-name="T14">с</text:span><text:span text:style-name="T17">крипт</text:span><text:span text:style-name="T18">а</text:span><text:span text:style-name="T17"> </text:span><text:span text:style-name="T19">моделирования палеток </text:span><text:span text:style-name="T20">посредством МКЭ</text:span><text:span text:style-name="T21">.</text:span></text:p>
      <text:p text:style-name="P62">В результате прохождения практики, поставленные задачи были решены в полном объеме, профессиональные компетенции (профессиональные умения, навыки и опыт профессиональной деятельности) приобретены.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8">Студент</text:p>
          </table:table-cell>
          <table:table-cell table:style-name="Table9.A1" office:value-type="string">
            <text:p text:style-name="P39"><text:span text:style-name="T4">____________/ </text:span><text:span text:style-name="T8">А.В. Кадыров</text:span><text:span text:style-name="T47">__</text:span></text:p>
            <text:p text:style-name="P32">подпись <text:tab/>И.О. Фамилия</text:p>
            <text:p text:style-name="P39">«<text:span text:style-name="T6">6</text:span>__»_<text:span text:style-name="T6">июня</text:span>____20<text:span text:style-name="T6">20</text:span>_</text:p>
          </table:table-cell>
        </table:table-row>
      </table:table>
      <text:p text:style-name="P50"><text:span text:style-name="T1">8</text:span><text:span text:style-name="T2">. ОТЗЫВ О ПРАКТИКЕ СТУДЕНТА</text:span></text:p>
      <text:p text:style-name="P7"/>
      <text:p text:style-name="P52"/>
      <text:p text:style-name="P3"/>
      <text:p text:style-name="P59">Студент <text:span text:style-name="T6">Кадыров Алмаз Венерович</text:span>_____<text:span text:style-name="Footnote_20_Symbol"><text:note text:id="ftn6" text:note-class="footnote"><text:note-citation>6</text:note-citation><text:note-body><text:p text:style-name="Footnote"><text:s/>Фамилия имя отчество студента</text:p></text:note-body></text:note></text:span> прошел <text:span text:style-name="T6">преддипломную</text:span>_<text:span text:style-name="Footnote_20_Symbol"><text:span text:style-name="T4"><text:note text:id="ftn7" text:note-class="footnote"><text:note-citation>7</text:note-citation><text:note-body><text:p text:style-name="Footnote"><text:s/>Указывается вид практики (учебная, производственная или преддипломная).</text:p></text:note-body></text:note></text:span></text:span> практику с «<text:span text:style-name="T6">11</text:span>_» <text:span text:style-name="T6">мая_</text:span>_____20<text:span text:style-name="T6">20</text:span>_ по «<text:span text:style-name="T6">6</text:span>___» <text:span text:style-name="T6">июня</text:span>_______20<text:span text:style-name="T6">20</text:span>__. </text:p>
      <text:p text:style-name="P78">Перед обучающимся во время прохождения практики были поставлены следующие профессиональные задачи:<text:span text:style-name="T6"> </text:span><text:span text:style-name="T34">изучить</text:span><text:span text:style-name="T29"> теори</text:span><text:span text:style-name="T31">ю</text:span><text:span text:style-name="T29"> БКЗ, триангуляци</text:span><text:span text:style-name="T35">ю</text:span><text:span text:style-name="T29"> Делоне и численн</text:span><text:span text:style-name="T35">ый</text:span><text:span text:style-name="T29"> метод МКЭ</text:span><text:span text:style-name="T35">; </text:span><text:span text:style-name="T34">освоить</text:span><text:span text:style-name="T12"> библиотеки FEniCS, реализующую МКЭ, и библиотеки triangle, реализующую триангуляцию Делоне</text:span><text:span text:style-name="T14">;</text:span><text:span text:style-name="T12"> </text:span><text:span text:style-name="T14">р</text:span><text:span text:style-name="T15">азработка экспериментов построения</text:span><text:span text:style-name="T16"> расчетн</text:span><text:span text:style-name="T15">ой</text:span><text:span text:style-name="T16"> сетк</text:span><text:span text:style-name="T15">и</text:span><text:span text:style-name="T16"> посредством триангуляции с учетом геометрии системы</text:span><text:span text:style-name="T17">; </text:span><text:span text:style-name="T14">р</text:span><text:span text:style-name="T15">азработка </text:span><text:span text:style-name="T14">с</text:span><text:span text:style-name="T17">крипт</text:span><text:span text:style-name="T22">а</text:span><text:span text:style-name="T17"> </text:span><text:span text:style-name="T19">моделирования палеток </text:span><text:span text:style-name="T20">посредством МКЭ</text:span><text:span text:style-name="T19">;</text:span><text:span text:style-name="T21"> подготовить отчет и выступить с докладом о </text:span><text:span text:style-name="T23">с</text:span><text:span text:style-name="T21">деланной работе.</text:span></text:p>
      <text:p text:style-name="P78">Краткая характеристика проделанной работы и полученных результатов:<text:span text:style-name="T6"> </text:span><text:span text:style-name="T24">в</text:span><text:span text:style-name="T6"> результате проведённых численных экспериментов разработаны методы построения оптимальных сеток для решения задачи БКЗ на сетке без существенного снижения точности результатов, сокращающие количество узлов в 30 раз по сравнению с эталоном, а следовательно, снижающие время расчёта как минимум во столько же раз.</text:span></text:p>
      <text:p text:style-name="P59">Во время прохождения практики обучающийся проявил себя как (достоинства, уровень теоретической подготовки, дисциплина, недостатки, замечания)______________________________</text:p>
      <text:p text:style-name="P22">____________________________________________________________________________________</text:p>
      <text:p text:style-name="P22">____________________________________________________________________________________</text:p>
      <text:p text:style-name="P22">____________________________________________________________________________________</text:p>
      <text:p text:style-name="P59">Рекомендации (пожелания) по организации практики:</text:p>
      <text:p text:style-name="P22">___________________________________________________________________________________</text:p>
      <text:p text:style-name="P22">____________________________________________________________________________________</text:p>
      <text:p text:style-name="P59"/>
      <text:p text:style-name="P41"/>
      <text:p text:style-name="P41"/>
      <text:p text:style-name="P41"/>
      <text:p text:style-name="P41"/>
      <text:p text:style-name="P41"/>
      <text:p text:style-name="P53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able:table table:name="Table11" table:style-name="Table11">
              <table:table-column table:style-name="Table11.A"/>
              <table:table-column table:style-name="Table11.B"/>
              <table:table-row table:style-name="Table11.1">
                <table:table-cell table:style-name="Table11.A1" office:value-type="string">
                  <text:p text:style-name="P28">Руководитель практики от базы практики</text:p>
                </table:table-cell>
                <table:table-cell table:style-name="Table11.A1" office:value-type="string">
                  <text:p text:style-name="P40"><text:span text:style-name="T7">____________/ </text:span><text:span text:style-name="T8">И.С. Ремеев</text:span><text:span text:style-name="T47">__</text:span></text:p>
                  <text:p text:style-name="P32">подпись <text:tab/>И.О. Фамилия</text:p>
                  <text:p text:style-name="P39">«<text:span text:style-name="T6">6</text:span>__»_<text:span text:style-name="T6">июня</text:span>____20<text:span text:style-name="T6">20</text:span>_</text:p>
                </table:table-cell>
              </table:table-row>
            </table:table>
            <text:p text:style-name="P28"/>
          </table:table-cell>
          <table:table-cell table:style-name="Table10.A1" office:value-type="string">
            <text:p text:style-name="P33"/>
          </table:table-cell>
        </table:table-row>
      </table:table>
      <text:p text:style-name="P50"><text:span text:style-name="T1">9</text:span><text:span text:style-name="T2">. РЕЗУЛЬТАТ ЗАЩИТЫ ОТЧЕТА</text:span></text:p>
      <text:p text:style-name="P52"/>
      <text:p text:style-name="P62">В результате прохождения практики, поставленные задачи были решены в полном объеме, профессиональные компетенции (профессиональные умения, навыки и опыт профессиональной деятельности) приобретены.</text:p>
      <text:p text:style-name="P3"/>
      <text:p text:style-name="P51"/>
      <text:p text:style-name="P51">Итоговая оценка:________________________</text:p>
      <text:p text:style-name="P51"/>
      <text:p text:style-name="P55"/>
      <text:p text:style-name="P55"/>
      <text:p text:style-name="P55"/>
      <text:p text:style-name="P55"/>
      <text:p text:style-name="P5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able:table table:name="Table13" table:style-name="Table13">
              <table:table-column table:style-name="Table13.A"/>
              <table:table-column table:style-name="Table13.B"/>
              <table:table-row table:style-name="Table13.1">
                <table:table-cell table:style-name="Table13.A1" office:value-type="string">
                  <text:p text:style-name="P28">Руководитель практики от кафедры</text:p>
                </table:table-cell>
                <table:table-cell table:style-name="Table13.A1" office:value-type="string">
                  <text:p text:style-name="P39"><text:span text:style-name="T4">____________/ </text:span><text:span text:style-name="T7">Д.Ф. Исламов</text:span></text:p>
                  <text:p text:style-name="P32">подпись <text:tab/>И.О. Фамилия</text:p>
                  <text:p text:style-name="P63">«___»_________20___</text:p>
                </table:table-cell>
              </table:table-row>
            </table:table>
            <text:p text:style-name="P28"/>
          </table:table-cell>
          <table:table-cell table:style-name="Table12.A1" office:value-type="string">
            <text:p text:style-name="P33"/>
          </table:table-cell>
        </table:table-row>
      </table:table>
      <text:p text:style-name="Standard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language="none" fo:country="non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orphans="0" fo:widows="0" fo:keep-with-next="always"/>
      <style:text-properties fo:font-size="14pt" fo:language="none" fo:country="none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>
      <style:text-properties fo:language="none" fo:country="non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Знак" style:family="paragraph" style:parent-style-name="Standard">
      <style:paragraph-properties fo:margin-top="0in" fo:margin-bottom="0.111in" loext:contextual-spacing="false" fo:line-height="0.1665in" fo:text-align="end" style:justify-single-word="false" fo:orphans="0" fo:widows="0"/>
      <style:text-properties fo:font-size="10pt" fo:language="en" fo:country="GB" style:font-size-asian="10pt" style:font-size-complex="10pt"/>
    </style:style>
    <style:style style:name="Основной_20_текст_20_31" style:display-name="Основной текст 31" style:family="paragraph" style:parent-style-name="Standard">
      <style:paragraph-properties fo:line-height="150%" fo:text-align="justify" style:justify-single-word="false" fo:hyphenation-ladder-count="no-limit"/>
      <style:text-properties fo:font-size="13.5pt" style:font-size-asian="13.5pt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ConsPlusNormal" style:family="paragraph">
      <style:paragraph-properties fo:orphans="2" fo:widows="2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  <style:text-properties fo:language="none" fo:country="non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style:text-scale="100%"/>
    </style:style>
    <style:style style:name="WW8Num1z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scale="100%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2" style:family="text">
      <style:text-properties fo:font-weight="normal" style:font-weight-asian="normal"/>
    </style:style>
    <style:style style:name="WW8Num13z0" style:family="text"/>
    <style:style style:name="WW8Num13z2" style:family="text">
      <style:text-properties fo:font-weight="normal" style:font-weight-asian="normal"/>
    </style:style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Основной_20_текст_20_Знак" style:display-name="Основной текст Знак" style:family="text">
      <style:text-properties fo:font-size="12pt" style:font-size-asian="12pt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Symbol" style:display-name="Footnote Symbol" style:family="text">
      <style:text-properties style:text-position="super 58%"/>
    </style:style>
    <style:style style:name="Font_20_Style19" style:display-name="Font Style19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Основной_20_текст1" style:display-name="Основной текст1" style:family="text">
      <style:text-properties fo:color="#000000" style:text-position="0% 100%" style:font-name="Times New Roman" fo:font-family="'Times New Roman'" style:font-family-generic="roman" style:font-pitch="variable" fo:font-size="10.5pt" fo:letter-spacing="0.0028in" fo:language="ru" fo:country="RU" fo:background-color="#ffffff" style:font-size-asian="10.5pt" style:font-name-complex="Times New Roman" style:font-family-complex="'Times New Roman'" style:font-family-generic-complex="roman" style:font-pitch-complex="variable" style:font-size-complex="10.5pt" style:text-scale="100%"/>
    </style:style>
    <style:style style:name="Заголовок_20_2_20_Знак" style:display-name="Заголовок 2 Знак" style:family="text">
      <style:text-properties fo:font-size="14pt" style:font-size-asian="14pt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1" style:num-prefix="2." style:num-suffix="." style:num-format="1" text:start-value="1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fo:text-indent="-0.3126in" fo:margin-left="0.3126in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4.25in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75in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 text:start-value="4">
        <style:list-level-properties text:list-level-position-and-space-mode="label-alignment">
          <style:list-level-label-alignment text:label-followed-by="listtab" fo:text-indent="-0.448in" fo:margin-left="0.448in"/>
        </style:list-level-properties>
      </text:list-level-style-number>
      <text:list-level-style-number text:level="2" text:style-name="WW8Num12z0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WW8Num12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2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2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WW8Num12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2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text:style-name="WW8Num13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 text:start-value="2">
        <style:list-level-properties text:list-level-position-and-space-mode="label-alignment">
          <style:list-level-label-alignment text:label-followed-by="listtab" fo:text-indent="-0.3957in" fo:margin-left="0.3957in"/>
        </style:list-level-properties>
      </text:list-level-style-number>
      <text:list-level-style-number text:level="2" text:style-name="WW8Num14z0" style:num-suffix="." style:num-format="1" text:start-value="23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WW8Num14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4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WW8Num14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4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4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WW8Num14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4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5909in" fo:margin-left="0.689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4in" fo:margin-left="0in" fo:margin-right="0in" fo:margin-bottom="0.059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АГЕНТСТВО ПО ОБРАЗОВАНИЮ</dc:title>
    <dc:subject/>
    <meta:keyword/>
    <meta:initial-creator>User</meta:initial-creator>
    <meta:creation-date>2019-06-20T11:37:00</meta:creation-date>
    <dc:date>2020-06-09T17:07:37.959447790</dc:date>
    <meta:print-date>2017-05-03T08:50:00</meta:print-date>
    <meta:editing-cycles>13</meta:editing-cycles>
    <meta:editing-duration>PT2H5M43S</meta:editing-duration>
    <meta:generator>LibreOffice/6.0.7.3$Linux_X86_64 LibreOffice_project/00m0$Build-3</meta:generator>
    <meta:document-statistic meta:table-count="13" meta:image-count="0" meta:object-count="0" meta:page-count="10" meta:paragraph-count="166" meta:word-count="1110" meta:character-count="9801" meta:non-whitespace-character-count="8834"/>
  </office:meta>
</office:document-meta>
</file>